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ErrorConstants.stripPrefix( String str ,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ErrorConstants.getOrdina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ErrorConstants.getErrorMessage(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ErrorConstants.hasEmbeddedOrdinal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otpErrorConstants.getPrefix( String str , char s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ErrorConstants.getEmbeddedOrdinal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